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098in"/>
    </style:style>
    <style:style style:name="ro1" style:family="table-row">
      <style:table-row-properties style:row-height="0.29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666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Track 1 - Summer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3" office:value-type="string" calcext:value-type="string">
            <text:p>x"03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0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43"/>
        </table:table-row>
        <table:table-row table:style-name="ro2" table:number-rows-repeated="1048544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2 - Autumn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3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3" office:value-type="string" calcext:value-type="string">
            <text:p>x"03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2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1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9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4"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Winter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3" office:value-type="string" calcext:value-type="string">
            <text:p>x"03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1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1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0" table:style-name="ce8" office:value-type="string" calcext:value-type="string">
            <text:p>x"02",</text:p>
          </table:table-cell>
          <table:table-cell table:number-columns-repeated="2" table:style-name="ce13" office:value-type="string" calcext:value-type="string">
            <text:p>x"0B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1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number-columns-repeated="2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3" office:value-type="string" calcext:value-type="string">
            <text:p>x"0B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Laborinth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3" office:value-type="string" calcext:value-type="string">
            <text:p>x"03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 table:number-columns-repeated="3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Sheet5" table:style-name="ta1">
        <table:table-column table:style-name="co4" table:default-cell-style-name="ce2"/>
        <table:table-row table:style-name="ro2">
          <table:table-cell/>
        </table:table-row>
      </table:table>
      <table:table table:name="Track 5 - Test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3" office:value-type="string" calcext:value-type="string">
            <text:p>x"03",</text:p>
          </table:table-cell>
          <table:table-cell table:style-name="ce4" office:value-type="string" calcext:value-type="string">
            <text:p>x"00",</text:p>
          </table:table-cell>
          <table:table-cell table:number-columns-repeated="9"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6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3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4" table:style-name="ce2" office:value-type="string" calcext:value-type="string">
            <text:p>x"07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number-columns-repeated="39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number-columns-repeated="40" table:style-name="ce2" office:value-type="string" calcext:value-type="string">
            <text:p>x"07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number-columns-repeated="39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number-columns-repeated="39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40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3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3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3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1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6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10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5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10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7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 table:number-columns-repeated="3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3"/>
        </table:table-row>
        <table:table-row table:style-name="ro2" table:number-rows-repeated="1048544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9:09:00.263600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Lindgren</meta:initial-creator>
    <meta:creation-date>2017-05-17T12:49:57.311085740</meta:creation-date>
    <dc:date>2017-05-18T10:06:01.012213209</dc:date>
    <dc:creator>Sabina Serra</dc:creator>
    <meta:editing-duration>PT2H19M34S</meta:editing-duration>
    <meta:editing-cycles>11</meta:editing-cycles>
    <meta:generator>LibreOffice/4.3.7.2$Linux_X86_64 LibreOffice_project/430$Build-2</meta:generator>
    <meta:document-statistic meta:table-count="6" meta:cell-count="6180" meta:object-count="0"/>
  </office:meta>
</office:document-meta>
</file>